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38b5db" officeooo:paragraph-rsid="0038b5db"/>
    </style:style>
    <style:style style:name="P2" style:family="paragraph" style:parent-style-name="Heading_20_3">
      <style:text-properties officeooo:rsid="002153ee" officeooo:paragraph-rsid="002153ee"/>
    </style:style>
    <style:style style:name="P3" style:family="paragraph" style:parent-style-name="Text_20_body">
      <style:text-properties officeooo:rsid="002153ee" officeooo:paragraph-rsid="002153ee"/>
    </style:style>
    <style:style style:name="P4" style:family="paragraph" style:parent-style-name="Text_20_body">
      <style:paragraph-properties fo:margin-top="0in" fo:margin-bottom="0in" style:contextual-spacing="false"/>
      <style:text-properties officeooo:rsid="002153ee" officeooo:paragraph-rsid="002153ee"/>
    </style:style>
    <style:style style:name="P5" style:family="paragraph" style:parent-style-name="Text_20_body">
      <style:text-properties officeooo:rsid="002153ee" officeooo:paragraph-rsid="00486631"/>
    </style:style>
    <style:style style:name="P6" style:family="paragraph" style:parent-style-name="Text_20_body">
      <style:text-properties officeooo:paragraph-rsid="001e0f6f"/>
    </style:style>
    <style:style style:name="P7" style:family="paragraph" style:parent-style-name="Text_20_body">
      <style:paragraph-properties fo:margin-top="0in" fo:margin-bottom="0in" style:contextual-spacing="false"/>
      <style:text-properties officeooo:paragraph-rsid="001e0f6f"/>
    </style:style>
    <style:style style:name="P8" style:family="paragraph" style:parent-style-name="Text_20_body">
      <style:paragraph-properties fo:margin-top="0in" fo:margin-bottom="0in" style:contextual-spacing="false"/>
      <style:text-properties officeooo:rsid="001e9b8a" officeooo:paragraph-rsid="001e9b8a"/>
    </style:style>
    <style:style style:name="P9" style:family="paragraph" style:parent-style-name="Text_20_body">
      <style:text-properties officeooo:rsid="001e9b8a" officeooo:paragraph-rsid="001e9b8a"/>
    </style:style>
    <style:style style:name="P10" style:family="paragraph" style:parent-style-name="Text_20_body">
      <style:text-properties officeooo:rsid="001e9b8a" officeooo:paragraph-rsid="00200013"/>
    </style:style>
    <style:style style:name="P11" style:family="paragraph" style:parent-style-name="Text_20_body">
      <style:paragraph-properties fo:margin-top="0in" fo:margin-bottom="0in" style:contextual-spacing="false"/>
      <style:text-properties officeooo:paragraph-rsid="001e9b8a"/>
    </style:style>
    <style:style style:name="P12" style:family="paragraph" style:parent-style-name="Text_20_body">
      <style:text-properties officeooo:rsid="00200013" officeooo:paragraph-rsid="00200013"/>
    </style:style>
    <style:style style:name="P13" style:family="paragraph" style:parent-style-name="Text_20_body">
      <style:paragraph-properties fo:margin-top="0in" fo:margin-bottom="0in" style:contextual-spacing="false"/>
      <style:text-properties officeooo:paragraph-rsid="002153ee"/>
    </style:style>
    <style:style style:name="P14" style:family="paragraph" style:parent-style-name="Text_20_body">
      <style:text-properties officeooo:paragraph-rsid="00215dca"/>
    </style:style>
    <style:style style:name="P15" style:family="paragraph" style:parent-style-name="Text_20_body">
      <style:text-properties officeooo:paragraph-rsid="00288aa4"/>
    </style:style>
    <style:style style:name="P16" style:family="paragraph" style:parent-style-name="Text_20_body">
      <style:text-properties officeooo:paragraph-rsid="002abe20"/>
    </style:style>
    <style:style style:name="P17" style:family="paragraph" style:parent-style-name="Text_20_body">
      <style:text-properties officeooo:paragraph-rsid="002c06c5"/>
    </style:style>
    <style:style style:name="P18" style:family="paragraph" style:parent-style-name="Text_20_body">
      <style:text-properties officeooo:paragraph-rsid="00348aac"/>
    </style:style>
    <style:style style:name="P19" style:family="paragraph" style:parent-style-name="Text_20_body">
      <style:text-properties style:font-name="Liberation Serif" fo:font-size="12pt" officeooo:paragraph-rsid="00494282" style:font-size-asian="12pt" style:font-size-complex="12pt"/>
    </style:style>
    <style:style style:name="P20" style:family="paragraph" style:parent-style-name="Text_20_body">
      <style:text-properties style:font-name="Liberation Serif" fo:font-size="12pt" officeooo:rsid="004d3449" officeooo:paragraph-rsid="004d3449" style:font-size-asian="12pt" style:font-size-complex="12pt"/>
    </style:style>
    <style:style style:name="P21" style:family="paragraph" style:parent-style-name="Text_20_body">
      <style:text-properties style:font-name="Liberation Serif" fo:font-size="12pt" officeooo:paragraph-rsid="004d3449" style:font-size-asian="12pt" style:font-size-complex="12pt"/>
    </style:style>
    <style:style style:name="P22" style:family="paragraph" style:parent-style-name="Text_20_body">
      <style:text-properties style:font-name="Liberation Serif" fo:font-size="12pt" officeooo:rsid="004fcc8a" officeooo:paragraph-rsid="004fcc8a" style:font-size-asian="12pt" style:font-size-complex="12pt"/>
    </style:style>
    <style:style style:name="P23" style:family="paragraph" style:parent-style-name="Text_20_body">
      <style:text-properties style:font-name="Liberation Serif" fo:font-size="12pt" officeooo:paragraph-rsid="004fcc8a" style:font-size-asian="12pt" style:font-size-complex="12pt"/>
    </style:style>
    <style:style style:name="P24" style:family="paragraph" style:parent-style-name="Heading_20_2">
      <style:text-properties officeooo:rsid="00416f4e" officeooo:paragraph-rsid="00416f4e"/>
    </style:style>
    <style:style style:name="P25" style:family="paragraph" style:parent-style-name="Heading_20_3">
      <style:text-properties officeooo:rsid="00416f4e" officeooo:paragraph-rsid="00416f4e"/>
    </style:style>
    <style:style style:name="P26" style:family="paragraph" style:parent-style-name="Text_20_body">
      <style:text-properties officeooo:rsid="00416f4e" officeooo:paragraph-rsid="00416f4e"/>
    </style:style>
    <style:style style:name="P27" style:family="paragraph" style:parent-style-name="Heading_20_2">
      <style:text-properties officeooo:rsid="004e1014" officeooo:paragraph-rsid="004e1014"/>
    </style:style>
    <style:style style:name="P28" style:family="paragraph" style:parent-style-name="Heading_20_2">
      <style:text-properties officeooo:paragraph-rsid="0052c10f"/>
    </style:style>
    <style:style style:name="P29" style:family="paragraph" style:parent-style-name="Heading_20_2">
      <style:text-properties officeooo:rsid="00566eb6" officeooo:paragraph-rsid="00566eb6"/>
    </style:style>
    <style:style style:name="P30" style:family="paragraph" style:parent-style-name="Text_20_body">
      <style:text-properties officeooo:rsid="00566eb6" officeooo:paragraph-rsid="00566eb6"/>
    </style:style>
    <style:style style:name="P31" style:family="paragraph" style:parent-style-name="Heading_20_3">
      <style:text-properties officeooo:paragraph-rsid="00486631"/>
    </style:style>
    <style:style style:name="P32" style:family="paragraph" style:parent-style-name="Heading_20_3">
      <style:text-properties officeooo:rsid="0059ef92" officeooo:paragraph-rsid="0059ef92"/>
    </style:style>
    <style:style style:name="P33" style:family="paragraph" style:parent-style-name="Heading_20_4">
      <style:text-properties officeooo:rsid="0059ef92" officeooo:paragraph-rsid="0059ef92"/>
    </style:style>
    <style:style style:name="P34" style:family="paragraph" style:parent-style-name="Text_20_body">
      <style:text-properties officeooo:rsid="001beb22" officeooo:paragraph-rsid="001beb22"/>
    </style:style>
    <style:style style:name="P35" style:family="paragraph" style:parent-style-name="Text_20_body">
      <style:text-properties officeooo:rsid="003fb32f" officeooo:paragraph-rsid="003fb32f"/>
    </style:style>
    <style:style style:name="P36" style:family="paragraph" style:parent-style-name="Text_20_body">
      <style:text-properties officeooo:rsid="00404cd5" officeooo:paragraph-rsid="00404cd5"/>
    </style:style>
    <style:style style:name="P37" style:family="paragraph" style:parent-style-name="Text_20_body">
      <style:text-properties officeooo:rsid="0048fdf2" officeooo:paragraph-rsid="0049cdfe"/>
    </style:style>
    <style:style style:name="P38" style:family="paragraph" style:parent-style-name="Text_20_body">
      <style:text-properties officeooo:paragraph-rsid="00523c11"/>
    </style:style>
    <style:style style:name="P39" style:family="paragraph" style:parent-style-name="Title">
      <style:text-properties officeooo:rsid="003e28c4" officeooo:paragraph-rsid="003e28c4"/>
    </style:style>
    <style:style style:name="P40" style:family="paragraph" style:parent-style-name="Heading_20_1">
      <style:text-properties officeooo:rsid="00494282" officeooo:paragraph-rsid="00494282"/>
    </style:style>
    <style:style style:name="P41" style:family="paragraph" style:parent-style-name="Heading_20_1">
      <style:paragraph-properties fo:break-before="page"/>
      <style:text-properties style:font-name="Liberation Serif" officeooo:rsid="003c770e" officeooo:paragraph-rsid="003c770e"/>
    </style:style>
    <style:style style:name="P42" style:family="paragraph" style:parent-style-name="Heading_20_1" style:list-style-name=""/>
    <style:style style:name="P43" style:family="paragraph" style:parent-style-name="Heading_20_1" style:list-style-name="">
      <style:text-properties officeooo:rsid="003aacdf" officeooo:paragraph-rsid="003aacdf"/>
    </style:style>
    <style:style style:name="P44" style:family="paragraph" style:parent-style-name="Heading_20_1">
      <style:paragraph-properties fo:break-before="page"/>
      <style:text-properties officeooo:rsid="003aacdf" officeooo:paragraph-rsid="003aacdf"/>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348aac" officeooo:paragraph-rsid="00348aac"/>
    </style:style>
    <style:style style:name="P47" style:family="paragraph" style:parent-style-name="Heading_20_3">
      <style:text-properties officeooo:paragraph-rsid="005aa8e6"/>
    </style:style>
    <style:style style:name="P48" style:family="paragraph" style:parent-style-name="Heading_20_4">
      <style:text-properties officeooo:rsid="0059ef92" officeooo:paragraph-rsid="0059ef92"/>
    </style:style>
    <style:style style:name="P49" style:family="paragraph" style:parent-style-name="Heading_20_4">
      <style:text-properties officeooo:rsid="0059ef92" officeooo:paragraph-rsid="005c9d79"/>
    </style:style>
    <style:style style:name="P50" style:family="paragraph" style:parent-style-name="Heading_20_4">
      <style:text-properties officeooo:rsid="0059ef92" officeooo:paragraph-rsid="005f796a"/>
    </style:style>
    <style:style style:name="P51" style:family="paragraph" style:parent-style-name="Heading_20_4">
      <style:text-properties officeooo:rsid="0059ef92" officeooo:paragraph-rsid="0061cb80"/>
    </style:style>
    <style:style style:name="P52" style:family="paragraph" style:parent-style-name="Text_20_body">
      <style:text-properties style:font-name="Liberation Serif" fo:font-size="12pt" officeooo:rsid="004d3449" officeooo:paragraph-rsid="004d3449" style:font-size-asian="12pt" style:font-size-complex="12pt"/>
    </style:style>
    <style:style style:name="P53" style:family="paragraph" style:parent-style-name="Text_20_body" style:list-style-name="L1">
      <style:text-properties officeooo:rsid="0049cdfe" officeooo:paragraph-rsid="0049cdfe"/>
    </style:style>
    <style:style style:name="P54" style:family="paragraph" style:parent-style-name="Text_20_body" style:list-style-name="L2">
      <style:text-properties officeooo:rsid="001beb22" officeooo:paragraph-rsid="00404cd5"/>
    </style:style>
    <style:style style:name="P55" style:family="paragraph" style:parent-style-name="Text_20_body" style:list-style-name="L2">
      <style:text-properties officeooo:rsid="001beb22" officeooo:paragraph-rsid="001beb22"/>
    </style:style>
    <style:style style:name="P56" style:family="paragraph" style:parent-style-name="Text_20_body" style:list-style-name="L3">
      <style:paragraph-properties fo:margin-top="0in" fo:margin-bottom="0in" style:contextual-spacing="false"/>
      <style:text-properties officeooo:rsid="004319d6" officeooo:paragraph-rsid="004319d6"/>
    </style:style>
    <style:style style:name="P57" style:family="paragraph" style:parent-style-name="Text_20_body" style:list-style-name="L3">
      <style:paragraph-properties fo:margin-top="0in" fo:margin-bottom="0in" style:contextual-spacing="false"/>
      <style:text-properties officeooo:rsid="004319d6" officeooo:paragraph-rsid="00457423"/>
    </style:style>
    <style:style style:name="P58" style:family="paragraph" style:parent-style-name="Text_20_body" style:list-style-name="L3">
      <style:paragraph-properties fo:margin-top="0in" fo:margin-bottom="0in" style:contextual-spacing="false"/>
      <style:text-properties officeooo:rsid="00457423" officeooo:paragraph-rsid="00457423"/>
    </style:style>
    <style:style style:name="P59" style:family="paragraph" style:parent-style-name="Text_20_body" style:list-style-name="L3">
      <style:paragraph-properties fo:margin-top="0in" fo:margin-bottom="0in" style:contextual-spacing="false"/>
      <style:text-properties officeooo:rsid="004743bb" officeooo:paragraph-rsid="004743bb"/>
    </style:style>
    <style:style style:name="P60" style:family="paragraph" style:parent-style-name="Text_20_body" style:list-style-name="L4">
      <style:paragraph-properties fo:margin-top="0in" fo:margin-bottom="0in" style:contextual-spacing="false"/>
      <style:text-properties officeooo:paragraph-rsid="00486631"/>
    </style:style>
    <style:style style:name="P61" style:family="paragraph" style:parent-style-name="Text_20_body" style:list-style-name="L4">
      <style:paragraph-properties fo:margin-top="0in" fo:margin-bottom="0in" style:contextual-spacing="false"/>
      <style:text-properties officeooo:rsid="00486631" officeooo:paragraph-rsid="00486631"/>
    </style:style>
    <style:style style:name="P62" style:family="paragraph" style:parent-style-name="Text_20_body" style:list-style-name="L5">
      <style:paragraph-properties fo:margin-top="0in" fo:margin-bottom="0in" style:contextual-spacing="false"/>
      <style:text-properties officeooo:rsid="001e9b8a" officeooo:paragraph-rsid="001e9b8a"/>
    </style:style>
    <style:style style:name="P63" style:family="paragraph" style:parent-style-name="Text_20_body" style:list-style-name="L6">
      <style:paragraph-properties fo:margin-top="0in" fo:margin-bottom="0in" style:contextual-spacing="false"/>
      <style:text-properties officeooo:rsid="001e9b8a" officeooo:paragraph-rsid="001e9b8a"/>
    </style:style>
    <style:style style:name="P64" style:family="paragraph" style:parent-style-name="Text_20_body" style:list-style-name="L7">
      <style:paragraph-properties fo:margin-top="0in" fo:margin-bottom="0in" style:contextual-spacing="false"/>
      <style:text-properties officeooo:rsid="00200013" officeooo:paragraph-rsid="00200013"/>
    </style:style>
    <style:style style:name="P65" style:family="paragraph" style:parent-style-name="Text_20_body" style:list-style-name="L8">
      <style:paragraph-properties fo:margin-top="0in" fo:margin-bottom="0in" style:contextual-spacing="false"/>
      <style:text-properties officeooo:rsid="002153ee" officeooo:paragraph-rsid="002153ee"/>
    </style:style>
    <style:style style:name="P66" style:family="paragraph" style:parent-style-name="Text_20_body" style:list-style-name="L9">
      <style:paragraph-properties fo:margin-top="0in" fo:margin-bottom="0in" style:contextual-spacing="false"/>
      <style:text-properties officeooo:rsid="002153ee" officeooo:paragraph-rsid="002153ee"/>
    </style:style>
    <style:style style:name="P67" style:family="paragraph" style:parent-style-name="Text_20_body" style:list-style-name="L10">
      <style:paragraph-properties fo:margin-top="0in" fo:margin-bottom="0in" style:contextual-spacing="false"/>
      <style:text-properties officeooo:rsid="002153ee" officeooo:paragraph-rsid="002153ee"/>
    </style:style>
    <style:style style:name="P68" style:family="paragraph" style:parent-style-name="Text_20_body">
      <style:text-properties officeooo:rsid="002153ee" officeooo:paragraph-rsid="005aa8e6"/>
    </style:style>
    <style:style style:name="P69" style:family="paragraph" style:parent-style-name="Text_20_body">
      <style:text-properties officeooo:rsid="0059ef92" officeooo:paragraph-rsid="0059ef92"/>
    </style:style>
    <style:style style:name="P70" style:family="paragraph" style:parent-style-name="Text_20_body" style:list-style-name="L16">
      <style:text-properties officeooo:paragraph-rsid="0069b580"/>
    </style:style>
    <style:style style:name="P71" style:family="paragraph" style:parent-style-name="Text_20_body" style:list-style-name="L16">
      <style:text-properties officeooo:paragraph-rsid="006b5df6"/>
    </style:style>
    <style:style style:name="P72" style:family="paragraph" style:parent-style-name="Text_20_body" style:list-style-name="L12">
      <style:paragraph-properties fo:margin-top="0in" fo:margin-bottom="0in" style:contextual-spacing="false"/>
      <style:text-properties officeooo:rsid="006221b4" officeooo:paragraph-rsid="006221b4"/>
    </style:style>
    <style:style style:name="P73" style:family="paragraph" style:parent-style-name="Text_20_body">
      <style:text-properties officeooo:rsid="006221b4" officeooo:paragraph-rsid="006221b4"/>
    </style:style>
    <style:style style:name="P74" style:family="paragraph" style:parent-style-name="Text_20_body" style:list-style-name="L13">
      <style:paragraph-properties fo:margin-top="0in" fo:margin-bottom="0in" style:contextual-spacing="false"/>
      <style:text-properties officeooo:rsid="0062d67d" officeooo:paragraph-rsid="0062d67d"/>
    </style:style>
    <style:style style:name="P75" style:family="paragraph" style:parent-style-name="Text_20_body" style:list-style-name="L13">
      <style:paragraph-properties fo:margin-top="0in" fo:margin-bottom="0in" style:contextual-spacing="false"/>
      <style:text-properties officeooo:rsid="006485fe" officeooo:paragraph-rsid="006485fe"/>
    </style:style>
    <style:style style:name="P76" style:family="paragraph" style:parent-style-name="Text_20_body">
      <style:text-properties officeooo:rsid="006485fe" officeooo:paragraph-rsid="006485fe"/>
    </style:style>
    <style:style style:name="P77" style:family="paragraph" style:parent-style-name="Text_20_body" style:list-style-name="L14">
      <style:text-properties officeooo:rsid="0067606e" officeooo:paragraph-rsid="0067606e"/>
    </style:style>
    <style:style style:name="P78" style:family="paragraph" style:parent-style-name="Text_20_body">
      <style:text-properties officeooo:rsid="0067606e" officeooo:paragraph-rsid="0067606e"/>
    </style:style>
    <style:style style:name="P79" style:family="paragraph" style:parent-style-name="Text_20_body" style:list-style-name="L15">
      <style:text-properties officeooo:rsid="006807db" officeooo:paragraph-rsid="006807db"/>
    </style:style>
    <style:style style:name="P80" style:family="paragraph" style:parent-style-name="Text_20_body">
      <style:text-properties officeooo:rsid="006807db" officeooo:paragraph-rsid="006807db"/>
    </style:style>
    <style:style style:name="P81" style:family="paragraph" style:parent-style-name="Text_20_body" style:list-style-name="L16">
      <style:text-properties officeooo:rsid="0069b580" officeooo:paragraph-rsid="0069b580"/>
    </style:style>
    <style:style style:name="P82" style:family="paragraph" style:parent-style-name="Text_20_body" style:list-style-name="L16">
      <style:text-properties officeooo:rsid="006b5df6" officeooo:paragraph-rsid="006b5df6"/>
    </style:style>
    <style:style style:name="P83" style:family="paragraph" style:parent-style-name="Text_20_body">
      <style:text-properties officeooo:rsid="006b5df6" officeooo:paragraph-rsid="006b5df6"/>
    </style:style>
    <style:style style:name="P84" style:family="paragraph" style:parent-style-name="Text_20_body" style:list-style-name="L17">
      <style:text-properties officeooo:rsid="006cecc1" officeooo:paragraph-rsid="006cecc1"/>
    </style:style>
    <style:style style:name="P85" style:family="paragraph" style:parent-style-name="Text_20_body">
      <style:text-properties officeooo:rsid="006cecc1" officeooo:paragraph-rsid="006cecc1"/>
    </style:style>
    <style:style style:name="P86" style:family="paragraph" style:parent-style-name="Text_20_body" style:list-style-name="L11">
      <style:text-properties officeooo:rsid="006dbe13" officeooo:paragraph-rsid="006dbe13"/>
    </style:style>
    <style:style style:name="P87" style:family="paragraph" style:parent-style-name="Text_20_body" style:list-style-name="L18">
      <style:paragraph-properties fo:margin-top="0in" fo:margin-bottom="0in" style:contextual-spacing="false"/>
      <style:text-properties officeooo:rsid="006dbe13" officeooo:paragraph-rsid="006dbe13"/>
    </style:style>
    <style:style style:name="P88" style:family="paragraph" style:parent-style-name="Text_20_body" style:list-style-name="L18">
      <style:text-properties officeooo:paragraph-rsid="002153ee"/>
    </style:style>
    <style:style style:name="P89" style:family="paragraph" style:parent-style-name="Text_20_body" style:list-style-name="L18">
      <style:paragraph-properties fo:margin-top="0in" fo:margin-bottom="0in" style:contextual-spacing="false"/>
      <style:text-properties officeooo:paragraph-rsid="002153ee"/>
    </style:style>
    <style:style style:name="P90" style:family="paragraph" style:parent-style-name="Text_20_body" style:list-style-name="L11">
      <style:text-properties officeooo:rsid="006f795f" officeooo:paragraph-rsid="006f795f"/>
    </style:style>
    <style:style style:name="T1" style:family="text">
      <style:text-properties officeooo:rsid="001beb22"/>
    </style:style>
    <style:style style:name="T2" style:family="text">
      <style:text-properties officeooo:rsid="001d4b7d"/>
    </style:style>
    <style:style style:name="T3" style:family="text">
      <style:text-properties officeooo:rsid="001d50b9"/>
    </style:style>
    <style:style style:name="T4" style:family="text">
      <style:text-properties officeooo:rsid="001e0f6f"/>
    </style:style>
    <style:style style:name="T5" style:family="text">
      <style:text-properties officeooo:rsid="001e9b8a"/>
    </style:style>
    <style:style style:name="T6" style:family="text">
      <style:text-properties officeooo:rsid="002153ee"/>
    </style:style>
    <style:style style:name="T7" style:family="text">
      <style:text-properties officeooo:rsid="00215dca"/>
    </style:style>
    <style:style style:name="T8" style:family="text">
      <style:text-properties officeooo:rsid="002220bb"/>
    </style:style>
    <style:style style:name="T9" style:family="text">
      <style:text-properties officeooo:rsid="002704da"/>
    </style:style>
    <style:style style:name="T10" style:family="text">
      <style:text-properties officeooo:rsid="002abe20"/>
    </style:style>
    <style:style style:name="T11" style:family="text">
      <style:text-properties officeooo:rsid="002c06c5"/>
    </style:style>
    <style:style style:name="T12" style:family="text">
      <style:text-properties officeooo:rsid="002cf588"/>
    </style:style>
    <style:style style:name="T13" style:family="text">
      <style:text-properties officeooo:rsid="0030f2a6"/>
    </style:style>
    <style:style style:name="T14" style:family="text">
      <style:text-properties officeooo:rsid="0037322c"/>
    </style:style>
    <style:style style:name="T15" style:family="text">
      <style:text-properties officeooo:rsid="004319d6"/>
    </style:style>
    <style:style style:name="T16" style:family="text">
      <style:text-properties officeooo:rsid="00457423"/>
    </style:style>
    <style:style style:name="T17" style:family="text">
      <style:text-properties officeooo:rsid="00486631"/>
    </style:style>
    <style:style style:name="T18" style:family="text">
      <style:text-properties style:font-name="Liberation Serif" fo:font-size="12pt" style:font-size-asian="12pt" style:font-size-complex="12pt"/>
    </style:style>
    <style:style style:name="T19" style:family="text">
      <style:text-properties officeooo:rsid="005c9d79"/>
    </style:style>
    <style:style style:name="T20" style:family="text">
      <style:text-properties officeooo:rsid="005e7d91"/>
    </style:style>
    <style:style style:name="T21" style:family="text">
      <style:text-properties officeooo:rsid="0059ef92"/>
    </style:style>
    <style:style style:name="T22" style:family="text">
      <style:text-properties officeooo:rsid="005f6627"/>
    </style:style>
    <style:style style:name="T23" style:family="text">
      <style:text-properties officeooo:rsid="00613a82"/>
    </style:style>
    <style:style style:name="T24" style:family="text">
      <style:text-properties officeooo:rsid="0061cb80"/>
    </style:style>
    <style:style style:name="T25" style:family="text">
      <style:text-properties officeooo:rsid="0062d67d"/>
    </style:style>
    <style:style style:name="T26" style:family="text">
      <style:text-properties officeooo:rsid="0067606e"/>
    </style:style>
    <style:style style:name="T27" style:family="text">
      <style:text-properties officeooo:rsid="0067679e"/>
    </style:style>
    <style:style style:name="T28" style:family="text">
      <style:text-properties officeooo:rsid="0069b580"/>
    </style:style>
    <style:style style:name="T29" style:family="text">
      <style:text-properties officeooo:rsid="006b5df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peech Recognition Model</text:p>
      <text:h text:style-name="P40" text:outline-level="1">LibriSpeech Data Set</text:h>
      <text:p text:style-name="P19">LibriSpeech is a corpus of approximately 1000 hours of 16kHz read English speech, prepared by Vassil Panayotov with the assistance of Daniel Povey. The data is derived from read audiobooks from the LibriVox project, and has been carefully segmented and aligned.</text:p>
      <text:p text:style-name="P20">Train-cleann100: The is the primary dataset used for training the model. It consists of 100 <text:s/>hours of clean speech data.</text:p>
      <text:p text:style-name="P20">Dev-clean: This dataset is used for development and validation. It contains clean speech data that is not part of the training set.</text:p>
      <text:p text:style-name="P20">Test-clean: The test-clean dataset is used for final evaluation. After training and validating your model, this <text:s/>dataset assess the models generalization capability on unseen data.</text:p>
      <text:h text:style-name="P27" text:outline-level="2">License</text:h>
      <text:p text:style-name="P21">LibriSpeech ASR corpus is licensed under a Creative Commons Attribution 4.0 International License.</text:p>
      <text:h text:style-name="P29" text:outline-level="2">Authors</text:h>
      <text:p text:style-name="P30">Vassil Panayotov, Guoguo Chen, Daniel Povey, Sanjeev Khudanpur</text:p>
      <text:h text:style-name="P41" text:outline-level="1">convert_flac.sh</text:h>
      <text:p text:style-name="P37">This script converts all .flac files in a given directory to .wav, then deletes the original .flac file</text:p>
      <text:list text:style-name="L1">
        <text:list-item>
          <text:p text:style-name="P53">Check for directory argument. If one isn’t given it will exit the script</text:p>
        </text:list-item>
        <text:list-item>
          <text:p text:style-name="P53">It will search for all files in the specified directory that have the .flac extension</text:p>
        </text:list-item>
        <text:list-item>
          <text:p text:style-name="P53">For every file it found, it will convert it to a .wav file and delete the original .flac file</text:p>
        </text:list-item>
      </text:list>
      <text:h text:style-name="P43" text:outline-level="1"/>
      <text:h text:style-name="P44" text:outline-level="1">CreateCSVFile.py</text:h>
      <text:p text:style-name="P35">CreateCSVFile processes audio files and their corresponding transcripts form a root directory and extracts necessary information saving it to a CSV file that we will use for the PreProcess.py script.</text:p>
      <text:p text:style-name="P36">The CSV files are in this format:</text:p>
      <text:list xml:id="list471227344" text:style-name="L2">
        <text:list-item>
          <text:p text:style-name="P54">wave_filename (the full path to the wav file), wave_filesize, transcript</text:p>
        </text:list-item>
      </text:list>
      <text:h text:style-name="P24" text:outline-level="2">Methods/Functions</text:h>
      <text:h text:style-name="P25" text:outline-level="3">ProcessFile</text:h>
      <text:p text:style-name="P26">This will walk through a root directory and all sub directories looking for two types of files: .wav files and .trans.txt. The .trans.txt contains the transcript of all the audio files in a given directory. <text:span text:style-name="T15">It takes in the root directory path and the name of the csv file.</text:span></text:p>
      <text:list text:style-name="L3">
        <text:list-item>
          <text:p text:style-name="P56">Opens the csv filename</text:p>
        </text:list-item>
        <text:list-item>
          <text:p text:style-name="P56">Walks thorough the root directory and its sub-directories</text:p>
        </text:list-item>
        <text:list-item>
          <text:p text:style-name="P57">Foreach <text:span text:style-name="T16">subdirectory in the root directory</text:span></text:p>
          <text:list>
            <text:list-item>
              <text:p text:style-name="P58">Foreach file in that subdirectory</text:p>
              <text:list>
                <text:list-item>
                  <text:p text:style-name="P59">Check if there is a file that ends with .trans.txt</text:p>
                </text:list-item>
                <text:list-item>
                  <text:p text:style-name="P59">If there is, open it</text:p>
                  <text:list>
                    <text:list-item>
                      <text:p text:style-name="P59">Foreach line in that transcript file</text:p>
                      <text:list>
                        <text:list-item>
                          <text:p text:style-name="P59">Extract the wav file anme and the transcript</text:p>
                        </text:list-item>
                        <text:list-item>
                          <text:p text:style-name="P59">Join the wav file name with the subdirectories path</text:p>
                        </text:list-item>
                        <text:list-item>
                          <text:p text:style-name="P59">Get the size of the file</text:p>
                        </text:list-item>
                        <text:list-item>
                          <text:p text:style-name="P59">Save that information into a new line in the csv file</text:p>
                        </text:list-item>
                      </text:list>
                    </text:list-item>
                  </text:list>
                </text:list-item>
              </text:list>
            </text:list-item>
          </text:list>
        </text:list-item>
      </text:list>
      <text:h text:style-name="P31" text:outline-level="3">Main Execution Block</text:h>
      <text:p text:style-name="P5">This block will run when the script is run directly</text:p>
      <text:list text:style-name="L4">
        <text:list-item>
          <text:p text:style-name="P60">Checks if the correct number of command-line arguments is provided (<text:span text:style-name="T17">path to the root directory, and the name of the csv file</text:span>).</text:p>
        </text:list-item>
        <text:list-item>
          <text:p text:style-name="P61">Calls the ProcessFile function</text:p>
        </text:list-item>
      </text:list>
      <text:h text:style-name="P42" text:outline-level="1"/>
      <text:h text:style-name="P45" text:outline-level="1">Preprocess.py</text:h>
      <text:p text:style-name="P34">PreProcess takes audio files and the corresponding transcripts in the form of a csv file. This file must be in the following format:</text:p>
      <text:list text:continue-list="list471227344" text:style-name="L2">
        <text:list-item>
          <text:p text:style-name="P55">wave_filename (the full path to the wav file), wave_filesize, transcript</text:p>
        </text:list-item>
      </text:list>
      <text:p text:style-name="P14">The script reads from a CSV file, which allows for a structured way to store metadata about audio files and their corresponding transcripts. <text:span text:style-name="T7">It will then use that CSV file </text:span><text:span text:style-name="T1">preprocess the audio files into Mel Spectrograms - </text:span><text:span text:style-name="T2">padding their length</text:span><text:span text:style-name="T8">s</text:span><text:span text:style-name="T1">. As well as clean</text:span><text:span text:style-name="T8">ing</text:span><text:span text:style-name="T1"> up the transcripts; convert the string to lowercase and remove punctuation.</text:span></text:p>
      <text:p text:style-name="P15"><text:span text:style-name="T3">A Spectrogram is a visual representation of the spectrum of frequencies of a signal as it varies with time. It </text:span>represents audio signals in both time and frequency domains, showing how the frequency content of a signal changes over time. <text:span text:style-name="T4">A Mel Spectrogram a representation of the short-term power spectrum of a sound, based on a linear cosine transform of a log power spectrum on a nonlinear mel scale of frequency. Mel Spectrogram provide a more perceptually relevant representation of audio signals, as they mimic human auditory perception. The Mel scale approximates how humans perceive pitch, making it a better input for speech recognition models.</text:span></text:p>
      <text:p text:style-name="P6"><text:span text:style-name="T4">It will then save the Mel Spectrograms and the cleaned transcripts into a </text:span><text:span text:style-name="T9">NumPy</text:span><text:span text:style-name="T4"> array that will be used as input into the model.</text:span></text:p>
      <text:h text:style-name="Heading_20_2" text:outline-level="2">Methods/<text:span text:style-name="T14">Functions</text:span></text:h>
      <text:h text:style-name="Heading_20_3" text:outline-level="3">PreProcess <text:span text:style-name="T6">Methods</text:span></text:h>
      <text:h text:style-name="Heading_20_4" text:outline-level="4">AudioData:</text:h>
      <text:p text:style-name="P7">Loads audio files, computes their Mel spectrograms, and pads/truncates them to a uniform length. <text:span text:style-name="T4">It takes in a list of file paths to the audio files and a target length for the spectrograms.</text:span></text:p>
      <text:list text:style-name="L5">
        <text:list-item>
          <text:p text:style-name="P62">Initialized an empty list audioData</text:p>
        </text:list-item>
        <text:list-item>
          <text:p text:style-name="P62">Iterates through the list of audio files</text:p>
        </text:list-item>
        <text:list-item>
          <text:p text:style-name="P62">For each file</text:p>
          <text:list>
            <text:list-item>
              <text:p text:style-name="P62">Calls ProcessAudio method to load and normalize the audio</text:p>
            </text:list-item>
            <text:list-item>
              <text:p text:style-name="P62">Computes the Mel Spectrogram using ComputeMelSpectrogram method</text:p>
            </text:list-item>
            <text:list-item>
              <text:p text:style-name="P62">Pads the Spectrogram to the target length using PadSpectrograms</text:p>
            </text:list-item>
            <text:list-item>
              <text:p text:style-name="P62">Appends the Process Spectrogram into audioData, and</text:p>
            </text:list-item>
            <text:list-item>
              <text:p text:style-name="P62">Updates a Pregress Percentage for the user</text:p>
            </text:list-item>
          </text:list>
        </text:list-item>
      </text:list>
      <text:p text:style-name="P8">Returns a list of processed audio data as a NumPy array</text:p>
      <text:h text:style-name="Heading_20_4" text:outline-level="4">Transcript</text:h>
      <text:p text:style-name="P9">Cleans and normalizes the transcripts. It takes a list of transcript.</text:p>
      <text:list text:style-name="L6">
        <text:list-item>
          <text:p text:style-name="P63">Iterates through each transcript</text:p>
        </text:list-item>
        <text:list-item>
          <text:p text:style-name="P63">Converts the transcript to lowercase and removes punctuation</text:p>
        </text:list-item>
      </text:list>
      <text:p text:style-name="P10"><text:soft-page-break/>Returns a list of clean trnascripts</text:p>
      <text:h text:style-name="Heading_20_4" text:outline-level="4">NormalizeAudio</text:h>
      <text:p text:style-name="P11">Normalizes the audio signal to have a maximum value of 1 by dividing by the maximum absolute value. <text:span text:style-name="T5">It takes in an audio tensor</text:span></text:p>
      <text:h text:style-name="Heading_20_4" text:outline-level="4">ProcessAudio</text:h>
      <text:p text:style-name="P12">Loads and Processes audio from a file. It takes in a file path to the audio file</text:p>
      <text:list text:style-name="L7">
        <text:list-item>
          <text:p text:style-name="P64">Reads the audio file into a binary format</text:p>
        </text:list-item>
        <text:list-item>
          <text:p text:style-name="P64">Decodes the WAV file into a tensor and removes unnecessary dimensions</text:p>
        </text:list-item>
        <text:list-item>
          <text:p text:style-name="P64">Normalizes the audio using NormalizeAudio method</text:p>
        </text:list-item>
      </text:list>
      <text:p text:style-name="P12">Returns the normalized audio tensor and its sample rate</text:p>
      <text:h text:style-name="Heading_20_4" text:outline-level="4">PadSpectrogram</text:h>
      <text:p text:style-name="P13">Ensures all spectrograms have the same length. <text:span text:style-name="T6">It takes in a list of spectrograms and target length we want for them.</text:span></text:p>
      <text:list text:style-name="L8">
        <text:list-item>
          <text:p text:style-name="P65">Iterates through each spectrogram</text:p>
        </text:list-item>
        <text:list-item>
          <text:p text:style-name="P65">Pads them with zeros if shorter than the targetLength or truncates if longer</text:p>
        </text:list-item>
      </text:list>
      <text:p text:style-name="P4">Returns A list of padded spectrograms</text:p>
      <text:h text:style-name="Heading_20_4" text:outline-level="4">ComputeMelSpectrogram</text:h>
      <text:p text:style-name="P13">Computes the Mel spectrogram from the audio signal. <text:span text:style-name="T6">It takes in an audio tensor and its sample rate.</text:span></text:p>
      <text:list text:style-name="L9">
        <text:list-item>
          <text:p text:style-name="P66">Computes the Short-Time Fourier Transform of the audio signal</text:p>
        </text:list-item>
        <text:list-item>
          <text:p text:style-name="P66">Applies a Mel filter bank to convert the Spectrograms to a Mel Spectrogram</text:p>
        </text:list-item>
      </text:list>
      <text:p text:style-name="P4">Returns a Mel Spectrogram Tensor </text:p>
      <text:h text:style-name="P2" text:outline-level="3">Functions</text:h>
      <text:h text:style-name="Heading_20_4" text:outline-level="4">LoadCSV</text:h>
      <text:p text:style-name="P3">Loads audio files paths and transcripts from a CSV file in the form of:<text:line-break/><text:tab/>wave_filename(path to the audio file), wave_filesize, transcript</text:p>
      <text:p text:style-name="P3">It takes in the path to the CSV file</text:p>
      <text:list text:style-name="L10">
        <text:list-item>
          <text:p text:style-name="P67">Reads the CSV file using Pandas</text:p>
        </text:list-item>
        <text:list-item>
          <text:p text:style-name="P67">Extracts audio file paths and transcripts into lists</text:p>
        </text:list-item>
      </text:list>
      <text:p text:style-name="P3">Returns Two lists: one for audio paths and one for transcripts</text:p>
      <text:h text:style-name="Heading_20_3" text:outline-level="3">Main Execution Block</text:h>
      <text:p text:style-name="P3">This block will run when the script is run directly</text:p>
      <text:list text:style-name="L18">
        <text:list-item>
          <text:p text:style-name="P89">Checks if the correct number of command-line arguments is provided (path to a CSV and output filename).</text:p>
        </text:list-item>
        <text:list-item>
          <text:p text:style-name="P89">Initializes the <text:span text:style-name="Source_20_Text">Preprocess</text:span> class and sets a target length for spectrograms.</text:p>
        </text:list-item>
        <text:list-item>
          <text:p text:style-name="P87"><text:soft-page-break/>Set a seed value to reproduce the results. And applies it to tensorflow and numpy.</text:p>
        </text:list-item>
        <text:list-item>
          <text:p text:style-name="P89">Loads data from the specified CSV file using <text:span text:style-name="Source_20_Text">LoadCSV</text:span>.</text:p>
        </text:list-item>
        <text:list-item>
          <text:p text:style-name="P89">Processes the audio files into Mel spectrograms and cleans the transcripts.</text:p>
        </text:list-item>
        <text:list-item>
          <text:p text:style-name="P89">Saves the processed audio data and transcripts to a compressed NumPy archive file (<text:span text:style-name="Source_20_Text">.npz</text:span>).</text:p>
        </text:list-item>
        <text:list-item>
          <text:p text:style-name="P88">Prints messages indicating the progress and completion of the processing.</text:p>
        </text:list-item>
      </text:list>
      <text:h text:style-name="P42" text:outline-level="1"/>
      <text:h text:style-name="P45" text:outline-level="1">SpeechRecognition.py</text:h>
      <text:p text:style-name="P16"><text:span text:style-name="T10">This code </text:span>constructs <text:span text:style-name="T10">a Speech Recognition model using a combination of Convolutional Neural Networks (CNN) and Bidirectional Long Short-Term Memory (BiLSTM) layers. Then trains that model with two provided NumPy array’s: A training dataset and a validation set. The training is done with Connectionist Temporal Classification (CTC) loss. Once the training is complete it will save the model into a provided path.</text:span></text:p>
      <text:p text:style-name="P17"><text:span text:style-name="T11">Convolutional Neural Networks </text:span><text:span text:style-name="T12">are</text:span><text:span text:style-name="T11"> a regularized type of feed-forward neural network that learns features by itself via filter (or kernel) optimization. This type of deep learning network has been applied to process and make predictions from many different types of data including text, images and audio. </text:span><text:span text:style-name="T12">They</text:span><text:span text:style-name="T11"> </text:span>are made up of neurons that have learnable weights and biases. Each neuron receives some inputs, performs a dot product and optionally follows it with a non-linearity.</text:p>
      <text:p text:style-name="P17">A Bidirectional Long Short-Term Memory (BiLSTM) network is a type of recurrent neural network that is designed to effectively manage the vanishing-gradient problem and capture long-term dependencies in text sequences by monitoring information flow from previous and current timesteps in both forward and backward directions simultaneously.</text:p>
      <text:p text:style-name="P17">Connectionist temporal classification (CTC) is a type of neural network output and associated scoring function, for training recurrent neural networks (RNNs) such as LSTM networks to tackle sequence problems where the timing is variable. The input is a sequence of observations, and the outputs are a sequence of labels, which can include blank outputs. The difficulty of training comes from there being many more observations than there are labels. Since we don't know the alignment of the observed sequence with the target labels we predict a probability distribution at each time step. <text:span text:style-name="T13">We will be using Tesnorflows tf.nn.ctc_loss method.</text:span></text:p>
      <text:h text:style-name="P1" text:outline-level="2">Methods/Functions</text:h>
      <text:h text:style-name="P32" text:outline-level="3">PrepareData Class Methods</text:h>
      <text:h text:style-name="P49" text:outline-level="4">PrepareLabels</text:h>
      <text:p text:style-name="Text_20_body">Takes in a list of transcripts, converts them into their corresponding character indices using a provided character index dictionary, and pads them to ensure they all have the same length. <text:span text:style-name="T19">It takes in a list of transcripts, a dictionary mapping of characters to indices, and the maximum length of the sequence after padding</text:span></text:p>
      <text:list text:style-name="L12">
        <text:list-item>
          <text:p text:style-name="P72">Calls the TranscriptToIndices method to convert the transcripts into their respective character indices using the dictionary mapping</text:p>
        </text:list-item>
        <text:list-item>
          <text:p text:style-name="P72">Validates that the indexed transcripts are in the correct format by checking if each item is a list</text:p>
        </text:list-item>
        <text:list-item>
          <text:p text:style-name="P72">P<text:span text:style-name="T25">a</text:span>ds the indexed transcripts to the specified maximum length using the pad_sequence method</text:p>
        </text:list-item>
      </text:list>
      <text:p text:style-name="P73">Returns a list of processed transcripts</text:p>
      <text:h text:style-name="P33" text:outline-level="4"><text:soft-page-break/>TranscriptToIndices</text:h>
      <text:p text:style-name="P69">Converts the text transcripts into a list of integer indices using a provided a dictionary of character mappings. <text:span text:style-name="T20">It takes in a list of transcripts, and a dictionary mapping of character to indices.</text:span></text:p>
      <text:list text:style-name="L13">
        <text:list-item>
          <text:p text:style-name="P74">Initialize an empty list</text:p>
        </text:list-item>
        <text:list-item>
          <text:p text:style-name="P74">Iterate through each transcript in the input list</text:p>
        </text:list-item>
        <text:list-item>
          <text:p text:style-name="P74">For each transcript</text:p>
          <text:list>
            <text:list-item>
              <text:p text:style-name="P75">Use a list comprehension to conver<text:span text:style-name="T26">t</text:span> each character in the transcript to is corresponding index in the dictionary mapping</text:p>
            </text:list-item>
            <text:list-item>
              <text:p text:style-name="P75">Append the result to the defined list</text:p>
            </text:list-item>
          </text:list>
        </text:list-item>
      </text:list>
      <text:p text:style-name="P76">A lists containing the integer indices for each transcript</text:p>
      <text:h text:style-name="P33" text:outline-level="4">CreateVocabulary</text:h>
      <text:p text:style-name="P69">Create a dictionary mapping of characters to integer from a list of transcripts. <text:span text:style-name="T22">It takes in a list of transcripts.</text:span></text:p>
      <text:list text:style-name="L14">
        <text:list-item>
          <text:p text:style-name="P77">Concatenates all transcripts into a <text:span text:style-name="T27">single</text:span> string and extracts unique character</text:p>
        </text:list-item>
        <text:list-item>
          <text:p text:style-name="P77">Constructs a character-to-index dictionary using dictionary comprehension (each unique character is assigned an index starting form 1)</text:p>
        </text:list-item>
        <text:list-item>
          <text:p text:style-name="P77">Adds a padding character to the dictionary with an index of 0 to accommodate padding</text:p>
        </text:list-item>
      </text:list>
      <text:p text:style-name="P78">Returns the dictionary mapping</text:p>
      <text:h text:style-name="P33" text:outline-level="4">CreateDataset</text:h>
      <text:p text:style-name="P69">Creates a TensorFlow dataset from pairs of audio data and transcript data, shuffles the data, batches it, and optimizes it for processing. <text:span text:style-name="T22">It takes in an array of audio data samples, an array of transcript data, and a define size for the batches.</text:span></text:p>
      <text:list text:style-name="L15">
        <text:list-item>
          <text:p text:style-name="P79">Initializes a TesnorFlow dataset which takes pairs of audio data and transcript data.</text:p>
        </text:list-item>
        <text:list-item>
          <text:p text:style-name="P79">Shuffles the dataset to ensure that the order is randomized, using a buffer size equal to the length of audio</text:p>
        </text:list-item>
        <text:list-item>
          <text:p text:style-name="P79">Batches the dataset into smaller subsets of size to facilate efficient training</text:p>
        </text:list-item>
        <text:list-item>
          <text:p text:style-name="P79">Optimizes the datasetfor performance allowing for better input pipeline efficiency</text:p>
        </text:list-item>
      </text:list>
      <text:p text:style-name="P80">Returns the optimized Tensorflow dataset</text:p>
      <text:h text:style-name="P32" text:outline-level="3">Functions</text:h>
      <text:h text:style-name="P50" text:outline-level="4">BuildModel</text:h>
      <text:p text:style-name="Text_20_body">This function constructs the main model, a combination of CNN and BiLSTM layers, to process spectrogram <text:span text:style-name="T21">data (2D time-frequency representations of audio signals). </text:span><text:span text:style-name="T23">It takes in the shape of the spectrogram (time steps, frequency bins, and channels), and the number of unique labels that the model will predict at each time step.</text:span></text:p>
      <text:list text:style-name="L16">
        <text:list-item>
          <text:p text:style-name="P81"><text:soft-page-break/>Defines the input layer using the specified shape of the spectrograms</text:p>
        </text:list-item>
        <text:list-item>
          <text:p text:style-name="P70"><text:span text:style-name="T28">Create </text:span>Convolutional<text:span text:style-name="T28"> layers</text:span></text:p>
          <text:list>
            <text:list-item>
              <text:p text:style-name="P81">The first layer is with a 32 filter, a kernel size of (3, 3), ReLU activation, and same padding to maintain the input dimensions</text:p>
            </text:list-item>
            <text:list-item>
              <text:p text:style-name="P81">Applies a max pooling layer of size (2, 2) to downsample the feature maps by a factor of 2</text:p>
            </text:list-item>
            <text:list-item>
              <text:p text:style-name="P70"><text:span text:style-name="T28">Creates a second c</text:span>onvolutional<text:span text:style-name="T28"> layer with 64 filters, and similar configurations to the first.</text:span></text:p>
            </text:list-item>
            <text:list-item>
              <text:p text:style-name="P81">Applies another max pooling layer to the second convolutional layer</text:p>
            </text:list-item>
          </text:list>
        </text:list-item>
        <text:list-item>
          <text:p text:style-name="P82">Utilizes a lambda layer to reshape the output from the convolutional layers to prepare for the LSTM layer</text:p>
        </text:list-item>
        <text:list-item>
          <text:p text:style-name="P82">Bidirectional LSTM Layers</text:p>
          <text:list>
            <text:list-item>
              <text:p text:style-name="P82">Adds two bidirection LSTM layers with 128 units each, allowing the model to process the input sequence in both forward and backward directions</text:p>
            </text:list-item>
          </text:list>
        </text:list-item>
        <text:list-item>
          <text:p text:style-name="P71"><text:span text:style-name="T29">Implements a </text:span>TimeDistributed <text:span text:style-name="T29">dense layer with a softmax activation which will output predictions for each time step</text:span></text:p>
        </text:list-item>
        <text:list-item>
          <text:p text:style-name="P82">Compiles the input layer and outputlayer into a Tensorflow model</text:p>
        </text:list-item>
      </text:list>
      <text:p text:style-name="P83">Returns the Tensorflow model</text:p>
      <text:h text:style-name="P51" text:outline-level="4">CtcLoss</text:h>
      <text:p text:style-name="Text_20_body">CTC Loss using TensorFlow's `tf.nn.ctc_loss`. <text:span text:style-name="T21">Connectionist Temporal Classification (CTC) is used when the output sequences are shorter than the input sequences (audio data). It allows the model to align predictions to target labels without needing exact frame-level alignment. </text:span><text:span text:style-name="T24">It takes in the Ground truth labels (sparse representation) and the Model predictions (logits).</text:span></text:p>
      <text:list text:style-name="L17">
        <text:list-item>
          <text:p text:style-name="P84">Determines the batch size and the number of time steps</text:p>
        </text:list-item>
        <text:list-item>
          <text:p text:style-name="P84">Creates a <text:s/>tesnor inputLength filled with the number of time steps for each prediction</text:p>
        </text:list-item>
        <text:list-item>
          <text:p text:style-name="P84">Computes the labelLength by summing the non-zero entries</text:p>
        </text:list-item>
        <text:list-item>
          <text:p text:style-name="P84">Type casts _yTrue to ensure that all values are int32</text:p>
        </text:list-item>
        <text:list-item>
          <text:p text:style-name="P84">Computes the CTC loss using the tf.nn.ctc_loss, with <text:s/>_yTrue, _yPred, input length, and labelLength and specifies that the last index is used as the blank index</text:p>
        </text:list-item>
      </text:list>
      <text:p text:style-name="P85">Returns the mean of the computed CTC loss across the batch</text:p>
      <text:h text:style-name="P47" text:outline-level="3">Main Execution Block</text:h>
      <text:p text:style-name="P68">This block will run when the script is run directly</text:p>
      <text:list text:style-name="L11">
        <text:list-item>
          <text:p text:style-name="P86">Validates that exactly three arguments are provided: the paths to the processed training and validation data, and The output path to save or overright a model.</text:p>
        </text:list-item>
        <text:list-item>
          <text:p text:style-name="P86"><text:soft-page-break/>Set a seed value to reproduce the results. And applies it to tensorflow and numpy.</text:p>
        </text:list-item>
        <text:list-item>
          <text:p text:style-name="P90">Load the prepossessed training and validation data</text:p>
        </text:list-item>
        <text:list-item>
          <text:p text:style-name="P90">Adds an extra dimension to the audio data arrays to accommodate the channel information</text:p>
        </text:list-item>
        <text:list-item>
          <text:p text:style-name="P90">Create vocabulary, the dictionary mappings, and prepare the labels</text:p>
        </text:list-item>
        <text:list-item>
          <text:p text:style-name="P90">Create the TensorFlow datasets</text:p>
        </text:list-item>
        <text:list-item>
          <text:p text:style-name="P90">Define the model parameters</text:p>
        </text:list-item>
        <text:list-item>
          <text:p text:style-name="P90">Checks if the provided path is to an existing model</text:p>
          <text:list>
            <text:list-item>
              <text:p text:style-name="P90">if it is, load that model</text:p>
            </text:list-item>
            <text:list-item>
              <text:p text:style-name="P90">If not, create a new model</text:p>
            </text:list-item>
          </text:list>
        </text:list-item>
        <text:list-item>
          <text:p text:style-name="P90">Fir the model using the training dataset with validation against the validation dataset</text:p>
        </text:list-item>
        <text:list-item>
          <text:p text:style-name="P90">Saves the trained model to the specified path</text:p>
        </text:list-item>
      </text:list>
      <text:h text:style-name="P46" text:outline-level="1">References:</text:h>
      <text:h text:style-name="P28" text:outline-level="2">LibriSpeech</text:h>
      <text:p text:style-name="P38"><text:a xlink:type="simple" xlink:href="https://www.openslr.org/12" text:style-name="Internet_20_link" text:visited-style-name="Visited_20_Internet_20_Link"><text:span text:style-name="T18">https://www.openslr.org/12</text:span></text:a></text:p>
      <text:p text:style-name="P23"><text:a xlink:type="simple" xlink:href="http://www.danielpovey.com/files/2015_icassp_librispeech.pdf" text:style-name="Internet_20_link" text:visited-style-name="Visited_20_Internet_20_Link">http://www.danielpovey.com/files/2015_icassp_librispeech.pdf</text:a></text:p>
      <text:p text:style-name="P22"><text:a xlink:type="simple" xlink:href="https://creativecommons.org/licenses/by/4.0/deed.en" text:style-name="Internet_20_link" text:visited-style-name="Visited_20_Internet_20_Link">https://creativecommons.org/licenses/by/4.0/deed.en</text:a></text:p>
      <text:h text:style-name="Heading_20_2" text:outline-level="2">Audio Processing</text:h>
      <text:p text:style-name="P18"><text:a xlink:type="simple" xlink:href="https://en.wikipedia.org/wiki/Audio_signal_processing" text:style-name="Internet_20_link" text:visited-style-name="Visited_20_Internet_20_Link">https://en.wikipedia.org/wiki/Audio_signal_processing</text:a></text:p>
      <text:p text:style-name="P18"><text:a xlink:type="simple" xlink:href="https://en.wikipedia.org/wiki/Spectrogram" text:style-name="Internet_20_link" text:visited-style-name="Visited_20_Internet_20_Link">https://en.wikipedia.org/wiki/Spectrogram</text:a></text:p>
      <text:p text:style-name="P18"><text:a xlink:type="simple" xlink:href="https://en.wikipedia.org/wiki/Mel-frequency_cepstrum" text:style-name="Internet_20_link" text:visited-style-name="Visited_20_Internet_20_Link">https://en.wikipedia.org/wiki/Mel-frequency_cepstrum</text:a></text:p>
      <text:p text:style-name="P18"><text:a xlink:type="simple" xlink:href="https://en.wikipedia.org/wiki/Short-time_Fourier_transform" text:style-name="Internet_20_link" text:visited-style-name="Visited_20_Internet_20_Link">https://en.wikipedia.org/wiki/Short-time_Fourier_transform</text:a></text:p>
      <text:h text:style-name="Heading_20_2" text:outline-level="2">Machine Learning Model</text:h>
      <text:p text:style-name="P18"><text:a xlink:type="simple" xlink:href="https://www.tensorflow.org/tutorials/audio/simple_audio" text:style-name="Internet_20_link" text:visited-style-name="Visited_20_Internet_20_Link">https://www.tensorflow.org/tutorials/audio/simple_audio</text:a></text:p>
      <text:p text:style-name="P18"><text:a xlink:type="simple" xlink:href="https://en.wikipedia.org/wiki/Convolutional_neural_network" text:style-name="Internet_20_link" text:visited-style-name="Visited_20_Internet_20_Link">https://en.wikipedia.org/wiki/Convolutional_neural_network</text:a></text:p>
      <text:p text:style-name="P18"><text:a xlink:type="simple" xlink:href="https://cs231n.github.io/convolutional-networks/" text:style-name="Internet_20_link" text:visited-style-name="Visited_20_Internet_20_Link">https://cs231n.github.io/convolutional-networks/</text:a></text:p>
      <text:p text:style-name="P18"><text:a xlink:type="simple" xlink:href="https://colah.github.io/posts/2015-08-Understanding-LSTMs/" text:style-name="Internet_20_link" text:visited-style-name="Visited_20_Internet_20_Link">https://colah.github.io/posts/2015-08-Understanding-LSTMs/</text:a></text:p>
      <text:p text:style-name="P18"><text:a xlink:type="simple" xlink:href="https://www.sciencedirect.com/topics/computer-science/bidirectional-long-short-term-memory-network" text:style-name="Internet_20_link" text:visited-style-name="Visited_20_Internet_20_Link">https://www.sciencedirect.com/topics/computer-science/bidirectional-long-short-term-memory-network</text:a></text:p>
      <text:p text:style-name="P18"><text:a xlink:type="simple" xlink:href="https://en.wikipedia.org/wiki/Connectionist_temporal_classification" text:style-name="Internet_20_link" text:visited-style-name="Visited_20_Internet_20_Link">https://en.wikipedia.org/wiki/Connectionist_temporal_classification</text:a> </text:p>
      <text:p text:style-name="P18"><text:a xlink:type="simple" xlink:href="https://distill.pub/2017/ctc/" text:style-name="Internet_20_link" text:visited-style-name="Visited_20_Internet_20_Link">https://distill.pub/2017/ctc/</text:a></text:p>
      <text:p text:style-name="P18"><text:a xlink:type="simple" xlink:href="https://www.tensorflow.org/api_docs/python/tf/nn/ctc_loss" text:style-name="Internet_20_link" text:visited-style-name="Visited_20_Internet_20_Link">https://www.tensorflow.org/api_docs/python/tf/nn/ctc_los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348aa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8:35:09.432008824</meta:creation-date>
    <dc:date>2024-10-13T11:30:40.622338347</dc:date>
    <meta:editing-duration>PT2H33M53S</meta:editing-duration>
    <meta:editing-cycles>81</meta:editing-cycles>
    <meta:generator>LibreOffice/24.2.5.2$Linux_X86_64 LibreOffice_project/420$Build-2</meta:generator>
    <meta:document-statistic meta:table-count="0" meta:image-count="0" meta:object-count="0" meta:page-count="11" meta:paragraph-count="185" meta:word-count="2331" meta:character-count="14979" meta:non-whitespace-character-count="12913"/>
  </office:meta>
</office:document-meta>
</file>